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/>
          <table:table-cell table:style-name="ce3" office:value-type="string">
            <text:p>Blue Wizards</text:p>
          </table:table-cell>
          <table:table-cell table:style-name="ce3" table:number-columns-repeated="1005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office:value-type="string">
            <text:p>Blue Wizard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21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6-19T21:10:54</dc:date>
    <meta:editing-duration>PT10H16M41S</meta:editing-duration>
    <meta:editing-cycles>10</meta:editing-cycles>
    <meta:generator>OpenOffice.org/3.1$Linux OpenOffice.org_project/310m19$Build-9420</meta:gener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